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f9c3" officeooo:paragraph-rsid="001d8742"/>
    </style:style>
    <style:style style:name="P2" style:family="paragraph" style:parent-style-name="Standard">
      <style:text-properties officeooo:rsid="001d8742" officeooo:paragraph-rsid="001dd101"/>
    </style:style>
    <style:style style:name="P3" style:family="paragraph" style:parent-style-name="Standard">
      <style:text-properties officeooo:rsid="001f4af9" officeooo:paragraph-rsid="001f4af9"/>
    </style:style>
    <style:style style:name="P4" style:family="paragraph" style:parent-style-name="Standard">
      <style:text-properties officeooo:rsid="0022333b" officeooo:paragraph-rsid="0022333b"/>
    </style:style>
    <style:style style:name="T1" style:family="text">
      <style:text-properties officeooo:rsid="001d6787"/>
    </style:style>
    <style:style style:name="T2" style:family="text">
      <style:text-properties officeooo:rsid="001dd101"/>
    </style:style>
    <style:style style:name="T3" style:family="text">
      <style:text-properties officeooo:rsid="002126fc"/>
    </style:style>
    <style:style style:name="T4" style:family="text">
      <style:text-properties officeooo:rsid="002260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Прошу сразу принять во внимание на то, что я пишу это только мое мнение и никак не претендую на истину в последней инстанции.</text:span></text:p>
      <text:p text:style-name="P1">Создание вообще и навсегда идеального языка программирования наверно невозможно. Но для определенной области применения и на определенном отрезке времени это вполне реально. Я как раз и хочу создать такой. Ну тут есть два подхода. Либо создать новый язык с нуля, либо доработать уже имеющийся. Первый подход я не потяну. Принципиально новых идей у меня нет, поэтому остановился на втором подходе. Осталось только выбрать базовый язык. Опираться в этом выборе я могу только на собственный опыт. Говорят, что количество созданных языков программирования несколько тысяч. Я думаю что никто не знает их общее количество, но думаю их не меньше. Многие из них созданы по образу и подобию языка Си. Что то в них изменено, что то добавлено. По моему язык Си оказал колосальное влияние на создание других языков программирования, хотя создавали его в сугубо практических целях и совсем не для этого. Я бы оценил это влияние скорее как отрицательное , чем положительное. Огромное количество языков аля Си по моему говорит о тупиковом пути такого развития. Мы пойдем другим путем. <text:span text:style-name="T1">Начиная с 1978 года я программировал на многих языках в области информационных систем. И из всего множества языков я могу выделить только два языка правильно разработанных. Это русский Аналитик и американский MUMPS. Несмотря на то что это очень разные языки, у них есть общие идеи.</text:span></text:p>
      <text:p text:style-name="P2">Оба эти языка без типовые. Что положишь в переменную то там и будет храниться. Мало кто понимает насколько это облегчает жизнь при программировании, отладке и сопровождении. Глядя на балаган языков у меня возникает стойкое впечатление, что разработчики при создании языка сначала возводят препятствия, затем их героически преодолевают и потом этим очень гордятся. Я считаю что исключение из языка описаний типов избавит язык от многих проблем. Второй идеей которая есть у обоих языков, это отсутствие у программиста возможности управлять расположением переменных в памяти и как следствие отсутствие самого понятия ссылки на память. В Аналитике ссылки не может быть в принципе. Управлением расположением переменных в памяти занимается аппаратура и переменная во время выполнения программы может находиться где угодно. <text:span text:style-name="T2">В MUMPS расположением переменных занимается интерпретатор. И программист никак не может получить ссылку на расположение переменной в памяти. <text:s/>Кроме того это самодостаточные и очень простые языки. Первая русскоязычная книга по MUMPS была небольшого формата на 20листов и ее было достаточно для полного изучения языка. Кстати она не потеряла актуальности до сих пор. Порог вхождения в эти языки очень низкий. Достаточно нескольких дней чтобы начать программировать.</text:span></text:p>
      <text:p text:style-name="P2"><text:span text:style-name="T2">Такие идеи кардинально упрощает и сокращают время на разработку программ из отладку и сопровождение.</text:span></text:p>
      <text:p text:style-name="P3">В остальном это очень разные языки. Если Аналитик ориентирован на научные задачи, то MUMPS на информационные системы. Поэтому в качестве прототипа я выбрал MUMPS. <text:span text:style-name="T3">У MUMPS много замечательных свойств. Это бездекларативный язык, а это значит что отсутствует описание переменных. Причем структура переменных присутствует. Любая переменная может быть деревом. Деревянной структурой ограничиваются возможные структуры данных. Но совершенно очевидно что этой структуры достаточно для использования ее и в качестве стека и в качестве массива и в других качествах. Другой особенностью языка является встроенная база данных. Причем это полнофункциональная база с транзакциями, журналированием и другими особенностями развитых баз данных. При этом, что очень важно данные в базе хранятся также в виде дерева. Вид переменных на дисках такой же как и в памяти, что позволяет их обрабатывать одними программами и сильно упрощает сам язык. В язык встроена многозадачность и средства синхронизации. При этом язык остался простым и легким в освоении.</text:span></text:p>
      <text:p text:style-name="P4">Предлагаемые мной изменения языка MUMPS описаны в статье на Хабре:</text:p>
      <text:p text:style-name="P4"><text:a xlink:type="simple" xlink:href="http://habrahabr.ru/post/241369/" text:style-name="Internet_20_link" text:visited-style-name="Visited_20_Internet_20_Link">http://habrahabr.ru/post/241369/</text:a></text:p>
      <text:p text:style-name="P4">правда очень прохладно встреченной.</text:p>
      <text:p text:style-name="P4"><text:soft-page-break/>Я вообще не понимаю почему такое отношение к этому оригинальному и достаточно используемому языку. Ни в одном обзоре по языкам вы не встретите упоминания о нем, хотя там могут быть перечислены различные мало интересные и даже мертвые языки. MUMPS язык который был стандартизован сразу после появления. Много лет работал комитет по развитию этого языка. В США этот язык преподают в университетах и работает несколько лабораторий над этим языком. Этот язык <text:span text:style-name="T4">ши</text:span>ро<text:span text:style-name="T4">к</text:span>о известен в узких кругах в США, России, Бразилии, Австралии, Германии, Англии и др. странах. Есть форумы по MUMPS и в России в том числе. Это прекрасный рабочий язык с уникальными свойствами.</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Шарымов  Алексеевич</meta:initial-creator>
    <meta:creation-date>2014-10-30T13:06:12.087928628</meta:creation-date>
    <dc:date>2014-10-30T14:44:42.085277094</dc:date>
    <dc:creator>Шарымов  Алексеевич</dc:creator>
    <meta:editing-duration>PT34M16S</meta:editing-duration>
    <meta:editing-cycles>5</meta:editing-cycles>
    <meta:generator>LibreOffice/4.3.1.2$Linux_X86_64 LibreOffice_project/958349dc3b25111dbca392fbc281a05559ef6848</meta:generator>
    <meta:document-statistic meta:table-count="0" meta:image-count="0" meta:object-count="0" meta:page-count="2" meta:paragraph-count="9" meta:word-count="693" meta:character-count="4676" meta:non-whitespace-character-count="3990"/>
  </office:meta>
</office:document-meta>
</file>